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1"/>
    <style:style style:name="ce2" style:family="table-cell" style:parent-style-name="Default" style:data-style-name="N0"/>
  </office:automatic-styles>
  <office:body>
    <office:spreadsheet>
      <table:calculation-settings table:use-regular-expressions="false">
        <table:iteration table:status="enable"/>
      </table:calculation-settings>
      <table:table table:name="Sheet1" table:style-name="ta1" table:print="false"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9" table:default-cell-style-name="Default"/>
        <table:table-row table:style-name="ro1">
          <table:table-cell office:value-type="string">
            <text:p>Nexus</text:p>
          </table:table-cell>
          <table:table-cell table:number-columns-repeated="2"/>
          <table:table-cell table:style-name="Default"/>
          <table:table-cell table:number-columns-repeated="9"/>
        </table:table-row>
        <table:table-row table:style-name="ro1">
          <table:table-cell office:value-type="string">
            <text:p>start</text:p>
          </table:table-cell>
          <table:table-cell office:value-type="string">
            <text:p>end</text:p>
          </table:table-cell>
          <table:table-cell office:value-type="string">
            <text:p>elapsed (s)</text:p>
          </table:table-cell>
          <table:table-cell table:style-name="Default"/>
          <table:table-cell office:value-type="string">
            <text:p>diff from mean</text:p>
          </table:table-cell>
          <table:table-cell office:value-type="string">
            <text:p>Z-test</text:p>
          </table:table-cell>
          <table:table-cell office:value-type="string">
            <text:p>Z-score</text:p>
          </table:table-cell>
          <table:table-cell office:value-type="string">
            <text:p>rank</text:p>
          </table:table-cell>
          <table:table-cell office:value-type="string">
            <text:p>percentile</text:p>
          </table:table-cell>
          <table:table-cell/>
          <table:table-cell office:value-type="string">
            <text:p>n</text:p>
          </table:table-cell>
          <table:table-cell office:value-type="string">
            <text:p>Average</text:p>
          </table:table-cell>
          <table:table-cell office:value-type="string">
            <text:p>s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000">
            <text:p>1000</text:p>
          </table:table-cell>
          <table:table-cell table:formula="of:=[.B3]-[.A3]" office:value-type="float" office:value="1000">
            <text:p>1000</text:p>
          </table:table-cell>
          <table:table-cell table:formula="of:=TIME(0;0;[.C3])" office:value-type="time" office:time-value="PT00H16M40S">
            <text:p>00:16:40</text:p>
          </table:table-cell>
          <table:table-cell table:formula="of:=[.C3]-[.$L$3]" office:value-type="float" office:value="-1013.38461538462">
            <text:p>-1013.38</text:p>
          </table:table-cell>
          <table:table-cell table:formula="of:=[.E3]/([.$M$3]/SQRT([.$K$3]))" office:value-type="float" office:value="-3.33582718543716">
            <text:p>-3.34</text:p>
          </table:table-cell>
          <table:table-cell table:formula="of:=[.E3]/[.$M$3]" office:value-type="float" office:value="-0.925191997167724">
            <text:p>-0.93</text:p>
          </table:table-cell>
          <table:table-cell office:value-type="float" office:value="1">
            <text:p>1</text:p>
          </table:table-cell>
          <table:table-cell table:formula="of:=([.H3]-0.5) / ([.$K$3]/100)" office:value-type="float" office:value="3.84615384615385">
            <text:p>3.85</text:p>
          </table:table-cell>
          <table:table-cell/>
          <table:table-cell office:value-type="float" office:value="13">
            <text:p>13</text:p>
          </table:table-cell>
          <table:table-cell table:style-name="ce2" table:formula="of:=AVERAGE([.C3:.C15])" office:value-type="float" office:value="2013.38461538462">
            <text:p>2013.38</text:p>
          </table:table-cell>
          <table:table-cell table:style-name="ce2" table:formula="of:=STDEV([.C3:.C15])" office:value-type="float" office:value="1095.32358525244">
            <text:p>1095.32</text:p>
          </table:table-cell>
        </table:table-row>
        <table:table-row table:style-name="ro1">
          <table:table-cell office:value-type="float" office:value="1285973997">
            <text:p>1285973997</text:p>
          </table:table-cell>
          <table:table-cell office:value-type="float" office:value="1285975095">
            <text:p>1285975095</text:p>
          </table:table-cell>
          <table:table-cell table:formula="of:=[.B4]-[.A4]" office:value-type="float" office:value="1098">
            <text:p>1098</text:p>
          </table:table-cell>
          <table:table-cell table:formula="of:=TIME(0;0;[.C4])" office:value-type="time" office:time-value="PT00H18M18S">
            <text:p>00:18:18</text:p>
          </table:table-cell>
          <table:table-cell table:formula="of:=[.C4]-[.$L$3]" office:value-type="float" office:value="-915.384615384616">
            <text:p>-915.38</text:p>
          </table:table-cell>
          <table:table-cell table:formula="of:=[.E4]/([.$M$3]/SQRT([.$K$3]))" office:value-type="float" office:value="-3.01323390820573">
            <text:p>-3.01</text:p>
          </table:table-cell>
          <table:table-cell table:formula="of:=[.E4]/[.$M$3]" office:value-type="float" office:value="-0.835720720077115">
            <text:p>-0.84</text:p>
          </table:table-cell>
          <table:table-cell office:value-type="float" office:value="2">
            <text:p>2</text:p>
          </table:table-cell>
          <table:table-cell table:formula="of:=([.H4]-0.5) / ([.$K$3]/100)" office:value-type="float" office:value="11.5384615384615">
            <text:p>11.54</text:p>
          </table:table-cell>
          <table:table-cell table:number-columns-repeated="2"/>
          <table:table-cell table:style-name="ce1" table:formula="of:=TIME(0;0;[.L3])" office:value-type="time" office:time-value="PT00H33M33.384615S">
            <text:p>00:33:33</text:p>
          </table:table-cell>
          <table:table-cell table:style-name="ce1" table:formula="of:=TIME(0;0;[.M3])" office:value-type="time" office:time-value="PT00H18M15.323585S">
            <text:p>00:18:15</text:p>
          </table:table-cell>
        </table:table-row>
        <table:table-row table:style-name="ro1">
          <table:table-cell office:value-type="float" office:value="1288999014">
            <text:p>1288999014</text:p>
          </table:table-cell>
          <table:table-cell office:value-type="float" office:value="1289000136">
            <text:p>1289000136</text:p>
          </table:table-cell>
          <table:table-cell table:formula="of:=[.B5]-[.A5]" office:value-type="float" office:value="1122">
            <text:p>1122</text:p>
          </table:table-cell>
          <table:table-cell table:formula="of:=TIME(0;0;[.C5])" office:value-type="time" office:time-value="PT00H18M42S">
            <text:p>00:18:42</text:p>
          </table:table-cell>
          <table:table-cell table:formula="of:=[.C5]-[.$L$3]" office:value-type="float" office:value="-891.384615384616">
            <text:p>-891.38</text:p>
          </table:table-cell>
          <table:table-cell table:formula="of:=[.E5]/([.$M$3]/SQRT([.$K$3]))" office:value-type="float" office:value="-2.93423147296537">
            <text:p>-2.93</text:p>
          </table:table-cell>
          <table:table-cell table:formula="of:=[.E5]/[.$M$3]" office:value-type="float" office:value="-0.813809386912068">
            <text:p>-0.81</text:p>
          </table:table-cell>
          <table:table-cell office:value-type="float" office:value="3">
            <text:p>3</text:p>
          </table:table-cell>
          <table:table-cell table:formula="of:=([.H5]-0.5) / ([.$K$3]/100)" office:value-type="float" office:value="19.2307692307692">
            <text:p>19.23</text:p>
          </table:table-cell>
          <table:table-cell table:number-columns-repeated="4"/>
        </table:table-row>
        <table:table-row table:style-name="ro1">
          <table:table-cell office:value-type="float" office:value="1284590081">
            <text:p>1284590081</text:p>
          </table:table-cell>
          <table:table-cell office:value-type="float" office:value="1284591440">
            <text:p>1284591440</text:p>
          </table:table-cell>
          <table:table-cell table:formula="of:=[.B6]-[.A6]" office:value-type="float" office:value="1359">
            <text:p>1359</text:p>
          </table:table-cell>
          <table:table-cell table:formula="of:=TIME(0;0;[.C6])" office:value-type="time" office:time-value="PT00H22M39S">
            <text:p>00:22:39</text:p>
          </table:table-cell>
          <table:table-cell table:formula="of:=[.C6]-[.$L$3]" office:value-type="float" office:value="-654.384615384616">
            <text:p>-654.38</text:p>
          </table:table-cell>
          <table:table-cell table:formula="of:=[.E6]/([.$M$3]/SQRT([.$K$3]))" office:value-type="float" office:value="-2.1540824249669">
            <text:p>-2.15</text:p>
          </table:table-cell>
          <table:table-cell table:formula="of:=[.E6]/[.$M$3]" office:value-type="float" office:value="-0.597434971907228">
            <text:p>-0.6</text:p>
          </table:table-cell>
          <table:table-cell office:value-type="float" office:value="4">
            <text:p>4</text:p>
          </table:table-cell>
          <table:table-cell table:formula="of:=([.H6]-0.5) / ([.$K$3]/100)" office:value-type="float" office:value="26.9230769230769">
            <text:p>26.92</text:p>
          </table:table-cell>
          <table:table-cell table:number-columns-repeated="4"/>
        </table:table-row>
        <table:table-row table:style-name="ro1">
          <table:table-cell office:value-type="float" office:value="1275546168">
            <text:p>1275546168</text:p>
          </table:table-cell>
          <table:table-cell office:value-type="float" office:value="1275547534">
            <text:p>1275547534</text:p>
          </table:table-cell>
          <table:table-cell table:formula="of:=[.B7]-[.A7]" office:value-type="float" office:value="1366">
            <text:p>1366</text:p>
          </table:table-cell>
          <table:table-cell table:formula="of:=TIME(0;0;[.C7])" office:value-type="time" office:time-value="PT00H22M46S">
            <text:p>00:22:46</text:p>
          </table:table-cell>
          <table:table-cell table:formula="of:=[.C7]-[.$L$3]" office:value-type="float" office:value="-647.384615384615">
            <text:p>-647.38</text:p>
          </table:table-cell>
          <table:table-cell table:formula="of:=[.E7]/([.$M$3]/SQRT([.$K$3]))" office:value-type="float" office:value="-2.1310400480218">
            <text:p>-2.13</text:p>
          </table:table-cell>
          <table:table-cell table:formula="of:=[.E7]/[.$M$3]" office:value-type="float" office:value="-0.591044166400756">
            <text:p>-0.59</text:p>
          </table:table-cell>
          <table:table-cell office:value-type="float" office:value="5">
            <text:p>5</text:p>
          </table:table-cell>
          <table:table-cell table:formula="of:=([.H7]-0.5) / ([.$K$3]/100)" office:value-type="float" office:value="34.6153846153846">
            <text:p>34.62</text:p>
          </table:table-cell>
          <table:table-cell table:number-columns-repeated="4"/>
        </table:table-row>
        <table:table-row table:style-name="ro1">
          <table:table-cell office:value-type="float" office:value="1283983715">
            <text:p>1283983715</text:p>
          </table:table-cell>
          <table:table-cell office:value-type="float" office:value="1283985170">
            <text:p>1283985170</text:p>
          </table:table-cell>
          <table:table-cell table:formula="of:=[.B8]-[.A8]" office:value-type="float" office:value="1455">
            <text:p>1455</text:p>
          </table:table-cell>
          <table:table-cell table:formula="of:=TIME(0;0;[.C8])" office:value-type="time" office:time-value="PT00H24M15S">
            <text:p>00:24:15</text:p>
          </table:table-cell>
          <table:table-cell table:formula="of:=[.C8]-[.$L$3]" office:value-type="float" office:value="-558.384615384616">
            <text:p>-558.38</text:p>
          </table:table-cell>
          <table:table-cell table:formula="of:=[.E8]/([.$M$3]/SQRT([.$K$3]))" office:value-type="float" office:value="-1.83807268400549">
            <text:p>-1.84</text:p>
          </table:table-cell>
          <table:table-cell table:formula="of:=[.E8]/[.$M$3]" office:value-type="float" office:value="-0.50978963924704">
            <text:p>-0.51</text:p>
          </table:table-cell>
          <table:table-cell office:value-type="float" office:value="6">
            <text:p>6</text:p>
          </table:table-cell>
          <table:table-cell table:formula="of:=([.H8]-0.5) / ([.$K$3]/100)" office:value-type="float" office:value="42.3076923076923">
            <text:p>42.31</text:p>
          </table:table-cell>
          <table:table-cell table:number-columns-repeated="4"/>
        </table:table-row>
        <table:table-row table:style-name="ro1">
          <table:table-cell office:value-type="float" office:value="1259558190">
            <text:p>1259558190</text:p>
          </table:table-cell>
          <table:table-cell office:value-type="float" office:value="1259559840">
            <text:p>1259559840</text:p>
          </table:table-cell>
          <table:table-cell table:formula="of:=[.B9]-[.A9]" office:value-type="float" office:value="1650">
            <text:p>1650</text:p>
          </table:table-cell>
          <table:table-cell table:formula="of:=TIME(0;0;[.C9])" office:value-type="time" office:time-value="PT00H27M30S">
            <text:p>00:27:30</text:p>
          </table:table-cell>
          <table:table-cell table:formula="of:=[.C9]-[.$L$3]" office:value-type="float" office:value="-363.384615384615">
            <text:p>-363.38</text:p>
          </table:table-cell>
          <table:table-cell table:formula="of:=[.E9]/([.$M$3]/SQRT([.$K$3]))" office:value-type="float" office:value="-1.19617789767763">
            <text:p>-1.2</text:p>
          </table:table-cell>
          <table:table-cell table:formula="of:=[.E9]/[.$M$3]" office:value-type="float" office:value="-0.331760057281033">
            <text:p>-0.33</text:p>
          </table:table-cell>
          <table:table-cell office:value-type="float" office:value="7">
            <text:p>7</text:p>
          </table:table-cell>
          <table:table-cell table:formula="of:=([.H9]-0.5) / ([.$K$3]/100)" office:value-type="float" office:value="50">
            <text:p>50</text:p>
          </table:table-cell>
          <table:table-cell table:number-columns-repeated="4"/>
        </table:table-row>
        <table:table-row table:style-name="ro1">
          <table:table-cell office:value-type="float" office:value="1258276210">
            <text:p>1258276210</text:p>
          </table:table-cell>
          <table:table-cell office:value-type="float" office:value="1258277985">
            <text:p>1258277985</text:p>
          </table:table-cell>
          <table:table-cell table:formula="of:=[.B10]-[.A10]" office:value-type="float" office:value="1775">
            <text:p>1775</text:p>
          </table:table-cell>
          <table:table-cell table:formula="of:=TIME(0;0;[.C10])" office:value-type="time" office:time-value="PT00H29M35S">
            <text:p>00:29:35</text:p>
          </table:table-cell>
          <table:table-cell table:formula="of:=[.C10]-[.$L$3]" office:value-type="float" office:value="-238.384615384615">
            <text:p>-238.38</text:p>
          </table:table-cell>
          <table:table-cell table:formula="of:=[.E10]/([.$M$3]/SQRT([.$K$3]))" office:value-type="float" office:value="-0.784706880800802">
            <text:p>-0.78</text:p>
          </table:table-cell>
          <table:table-cell table:formula="of:=[.E10]/[.$M$3]" office:value-type="float" office:value="-0.217638530379746">
            <text:p>-0.22</text:p>
          </table:table-cell>
          <table:table-cell office:value-type="float" office:value="8">
            <text:p>8</text:p>
          </table:table-cell>
          <table:table-cell table:formula="of:=([.H10]-0.5) / ([.$K$3]/100)" office:value-type="float" office:value="57.6923076923077">
            <text:p>57.69</text:p>
          </table:table-cell>
          <table:table-cell table:number-columns-repeated="4"/>
        </table:table-row>
        <table:table-row table:style-name="ro1">
          <table:table-cell office:value-type="float" office:value="1258530124">
            <text:p>1258530124</text:p>
          </table:table-cell>
          <table:table-cell office:value-type="float" office:value="1258532451">
            <text:p>1258532451</text:p>
          </table:table-cell>
          <table:table-cell table:formula="of:=[.B11]-[.A11]" office:value-type="float" office:value="2327">
            <text:p>2327</text:p>
          </table:table-cell>
          <table:table-cell table:formula="of:=TIME(0;0;[.C11])" office:value-type="time" office:time-value="PT00H38M47S">
            <text:p>00:38:47</text:p>
          </table:table-cell>
          <table:table-cell table:formula="of:=[.C11]-[.$L$3]" office:value-type="float" office:value="313.615384615385">
            <text:p>313.62</text:p>
          </table:table-cell>
          <table:table-cell table:formula="of:=[.E11]/([.$M$3]/SQRT([.$K$3]))" office:value-type="float" office:value="1.03234912972729">
            <text:p>1.03</text:p>
          </table:table-cell>
          <table:table-cell table:formula="of:=[.E11]/[.$M$3]" office:value-type="float" office:value="0.286322132416336">
            <text:p>0.29</text:p>
          </table:table-cell>
          <table:table-cell office:value-type="float" office:value="9">
            <text:p>9</text:p>
          </table:table-cell>
          <table:table-cell table:formula="of:=([.H11]-0.5) / ([.$K$3]/100)" office:value-type="float" office:value="65.3846153846154">
            <text:p>65.38</text:p>
          </table:table-cell>
          <table:table-cell table:number-columns-repeated="4"/>
        </table:table-row>
        <table:table-row table:style-name="ro1">
          <table:table-cell office:value-type="float" office:value="1258445311">
            <text:p>1258445311</text:p>
          </table:table-cell>
          <table:table-cell office:value-type="float" office:value="1258447784">
            <text:p>1258447784</text:p>
          </table:table-cell>
          <table:table-cell table:formula="of:=[.B12]-[.A12]" office:value-type="float" office:value="2473">
            <text:p>2473</text:p>
          </table:table-cell>
          <table:table-cell table:formula="of:=TIME(0;0;[.C12])" office:value-type="time" office:time-value="PT00H41M13S">
            <text:p>00:41:13</text:p>
          </table:table-cell>
          <table:table-cell table:formula="of:=[.C12]-[.$L$3]" office:value-type="float" office:value="459.615384615385">
            <text:p>459.62</text:p>
          </table:table-cell>
          <table:table-cell table:formula="of:=[.E12]/([.$M$3]/SQRT([.$K$3]))" office:value-type="float" office:value="1.51294727743943">
            <text:p>1.51</text:p>
          </table:table-cell>
          <table:table-cell table:formula="of:=[.E12]/[.$M$3]" office:value-type="float" office:value="0.419616075837039">
            <text:p>0.42</text:p>
          </table:table-cell>
          <table:table-cell office:value-type="float" office:value="10">
            <text:p>10</text:p>
          </table:table-cell>
          <table:table-cell table:formula="of:=([.H12]-0.5) / ([.$K$3]/100)" office:value-type="float" office:value="73.0769230769231">
            <text:p>73.08</text:p>
          </table:table-cell>
          <table:table-cell table:number-columns-repeated="4"/>
        </table:table-row>
        <table:table-row table:style-name="ro1">
          <table:table-cell office:value-type="float" office:value="1257569473">
            <text:p>1257569473</text:p>
          </table:table-cell>
          <table:table-cell office:value-type="float" office:value="1257572222">
            <text:p>1257572222</text:p>
          </table:table-cell>
          <table:table-cell table:formula="of:=[.B13]-[.A13]" office:value-type="float" office:value="2749">
            <text:p>2749</text:p>
          </table:table-cell>
          <table:table-cell table:formula="of:=TIME(0;0;[.C13])" office:value-type="time" office:time-value="PT00H45M49S">
            <text:p>00:45:49</text:p>
          </table:table-cell>
          <table:table-cell table:formula="of:=[.C13]-[.$L$3]" office:value-type="float" office:value="735.615384615385">
            <text:p>735.62</text:p>
          </table:table-cell>
          <table:table-cell table:formula="of:=[.E13]/([.$M$3]/SQRT([.$K$3]))" office:value-type="float" office:value="2.42147528270347">
            <text:p>2.42</text:p>
          </table:table-cell>
          <table:table-cell table:formula="of:=[.E13]/[.$M$3]" office:value-type="float" office:value="0.67159640723508">
            <text:p>0.67</text:p>
          </table:table-cell>
          <table:table-cell office:value-type="float" office:value="11">
            <text:p>11</text:p>
          </table:table-cell>
          <table:table-cell table:formula="of:=([.H13]-0.5) / ([.$K$3]/100)" office:value-type="float" office:value="80.7692307692308">
            <text:p>80.77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800">
            <text:p>2800</text:p>
          </table:table-cell>
          <table:table-cell table:formula="of:=[.B14]-[.A14]" office:value-type="float" office:value="2800">
            <text:p>2800</text:p>
          </table:table-cell>
          <table:table-cell table:formula="of:=TIME(0;0;[.C14])" office:value-type="time" office:time-value="PT00H46M40S">
            <text:p>00:46:40</text:p>
          </table:table-cell>
          <table:table-cell table:formula="of:=[.C14]-[.$L$3]" office:value-type="float" office:value="786.615384615385">
            <text:p>786.62</text:p>
          </table:table-cell>
          <table:table-cell table:formula="of:=[.E14]/([.$M$3]/SQRT([.$K$3]))" office:value-type="float" office:value="2.58935545758922">
            <text:p>2.59</text:p>
          </table:table-cell>
          <table:table-cell table:formula="of:=[.E14]/[.$M$3]" office:value-type="float" office:value="0.718157990210805">
            <text:p>0.72</text:p>
          </table:table-cell>
          <table:table-cell office:value-type="float" office:value="12">
            <text:p>12</text:p>
          </table:table-cell>
          <table:table-cell table:formula="of:=([.H14]-0.5) / ([.$K$3]/100)" office:value-type="float" office:value="88.4615384615385">
            <text:p>88.46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000">
            <text:p>5000</text:p>
          </table:table-cell>
          <table:table-cell table:formula="of:=[.B15]-[.A15]" office:value-type="float" office:value="5000">
            <text:p>5000</text:p>
          </table:table-cell>
          <table:table-cell table:formula="of:=TIME(0;0;[.C15])" office:value-type="time" office:time-value="PT01H23M20S">
            <text:p>01:23:20</text:p>
          </table:table-cell>
          <table:table-cell table:formula="of:=[.C15]-[.$L$3]" office:value-type="float" office:value="2986.61538461538">
            <text:p>2986.62</text:p>
          </table:table-cell>
          <table:table-cell table:formula="of:=[.E15]/([.$M$3]/SQRT([.$K$3]))" office:value-type="float" office:value="9.83124535462147">
            <text:p>9.83</text:p>
          </table:table-cell>
          <table:table-cell table:formula="of:=[.E15]/[.$M$3]" office:value-type="float" office:value="2.72669686367345">
            <text:p>2.73</text:p>
          </table:table-cell>
          <table:table-cell office:value-type="float" office:value="13">
            <text:p>13</text:p>
          </table:table-cell>
          <table:table-cell table:formula="of:=([.H15]-0.5) / ([.$K$3]/100)" office:value-type="float" office:value="96.1538461538462">
            <text:p>96.15</text:p>
          </table:table-cell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A3:Sheet1.G13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25">02/25/2011</text:date>, <text:time>14:53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1-02-25T12:44:32</meta:creation-date>
    <dc:date>2011-02-25T14:53:00</dc:date>
    <meta:editing-duration>PT00H54M02S</meta:editing-duration>
    <meta:editing-cycles>4</meta:editing-cycles>
    <meta:generator>NeoOffice/3.0.2$Unix OpenOffice.org_project/Patch 3</meta:generator>
    <meta:document-statistic meta:table-count="3" meta:cell-count="134" meta:object-count="0"/>
    <meta:user-defined meta:name="Info 1"/>
    <meta:user-defined meta:name="Info 2"/>
    <meta:user-defined meta:name="Info 3"/>
    <meta:user-defined meta:name="Info 4"/>
  </office:meta>
</office:document-meta>
</file>